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Georgia" svg:font-family="Georgia" style:font-family-generic="roman"/>
    <style:font-face style:name="Times New Roman1" svg:font-family="'Times New Roman'" style:font-family-generic="roman"/>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1" style:family="text">
      <style:text-properties fo:language="la" fo:country="VA" style:language-asian="la" style:country-asian="VA"/>
    </style:style>
    <style:style style:name="T2" style:family="text">
      <style:text-properties fo:language="fr" fo:country="FR" style:language-asian="fr" style:country-asian="FR"/>
    </style:style>
    <style:style style:name="T3" style:family="text">
      <style:text-properties fo:font-variant="small-caps" fo:font-size="31pt" fo:language="fr" fo:country="FR" fo:font-weight="normal" style:font-size-asian="31pt" style:language-asian="fr" style:country-asian="FR" style:font-weight-asian="normal" style:font-size-complex="31pt" style:font-weight-complex="normal"/>
    </style:style>
    <style:style style:name="T4" style:family="text">
      <style:text-properties fo:font-variant="normal" fo:text-transform="none" fo:color="#000000" style:text-line-through-style="none" style:text-position="0% 100%" style:font-name="Georgia" fo:font-size="31pt" fo:letter-spacing="normal" fo:language="fr" fo:country="FR" fo:font-style="normal" style:text-underline-style="none" fo:font-weight="normal" style:font-name-asian="Georgia" style:font-size-asian="31pt" style:language-asian="fr" style:country-asian="FR" style:font-style-asian="normal" style:font-weight-asian="normal" style:font-name-complex="Georgia" style:font-size-complex="31pt" style:font-style-complex="normal" style:font-weight-complex="normal" style:text-scale="100%"/>
    </style:style>
    <style:style style:name="T5" style:family="text">
      <style:text-properties fo:font-variant="normal" fo:text-transform="none" fo:color="#000000" style:text-line-through-style="none" style:text-position="0% 100%" style:font-name="Georgia" fo:font-size="31pt" fo:letter-spacing="normal" fo:language="la" fo:country="VA" fo:font-style="normal" style:text-underline-style="none" fo:font-weight="normal" style:font-name-asian="Georgia" style:font-size-asian="31pt" style:language-asian="la" style:country-asian="VA" style:font-style-asian="normal" style:font-weight-asian="normal" style:font-name-complex="Georgia" style:font-size-complex="31pt" style:font-style-complex="normal" style:font-weight-complex="normal" style:text-scale="100%"/>
    </style:style>
    <style:style style:name="T6" style:family="text">
      <style:text-properties fo:font-variant="normal" fo:text-transform="none" fo:color="#000000" style:text-line-through-style="none" style:text-position="0% 100%" style:font-name="Georgia" fo:font-size="5pt" fo:letter-spacing="normal" fo:language="fr" fo:country="FR" fo:font-style="normal" style:text-underline-style="none" fo:font-weight="normal" style:font-name-asian="Georgia" style:font-size-asian="5pt" style:language-asian="fr" style:country-asian="FR" style:font-style-asian="normal" style:font-weight-asian="normal" style:font-name-complex="Georgia" style:font-size-complex="5pt" style:font-style-complex="normal" style:font-weight-complex="normal" style:text-scale="100%"/>
    </style:style>
    <style:style style:name="T7" style:family="text">
      <style:text-properties fo:font-variant="normal" fo:text-transform="none" fo:color="#000000" style:text-line-through-style="none" style:text-position="0% 100%" style:font-name="Georgia" fo:font-size="6pt" fo:letter-spacing="normal" fo:language="fr" fo:country="FR" fo:font-style="normal" style:text-underline-style="none" fo:font-weight="bold" style:font-name-asian="Georgia" style:font-size-asian="6pt" style:language-asian="fr" style:country-asian="FR" style:font-style-asian="normal" style:font-weight-asian="bold" style:font-name-complex="Georgia" style:font-size-complex="6pt" style:font-style-complex="normal" style:font-weight-complex="bold" style:text-scale="100%"/>
    </style:style>
    <style:style style:name="T8" style:family="text">
      <style:text-properties fo:font-variant="normal" fo:text-transform="none" fo:color="#000000" style:text-line-through-style="none" style:text-position="0% 100%" style:font-name="Georgia" fo:font-size="6pt" fo:letter-spacing="normal" fo:language="fr" fo:country="FR" fo:font-style="normal" style:text-underline-style="none" fo:font-weight="normal" style:font-name-asian="Georgia" style:font-size-asian="6pt" style:language-asian="fr" style:country-asian="FR" style:font-style-asian="normal" style:font-weight-asian="normal" style:font-name-complex="Georgia" style:font-size-complex="6pt" style:font-style-complex="normal" style:font-weight-complex="normal" style:text-scale="100%"/>
    </style:style>
    <style:style style:name="T9" style:family="text">
      <style:text-properties fo:font-variant="normal" fo:text-transform="none" fo:font-size="20pt" fo:language="fr" fo:country="FR" fo:font-weight="bold" style:font-size-asian="20pt" style:language-asian="fr" style:country-asian="FR" style:font-weight-asian="bold" style:font-size-complex="20pt" style:font-weight-complex="bold"/>
    </style:style>
    <style:style style:name="T10" style:family="text">
      <style:text-properties fo:font-variant="normal" fo:text-transform="none" fo:font-size="31pt" fo:language="fr" fo:country="FR" fo:font-weight="normal" style:font-size-asian="31pt" style:language-asian="fr" style:country-asian="FR" style:font-weight-asian="normal" style:font-size-complex="31pt" style:font-weight-complex="normal"/>
    </style:style>
    <style:style style:name="T11" style:family="text">
      <style:text-properties fo:font-variant="normal" fo:text-transform="none" fo:font-size="31pt" fo:language="la" fo:country="VA" fo:font-weight="normal" style:font-size-asian="31pt" style:language-asian="la" style:country-asian="VA" style:font-weight-asian="normal" style:font-size-complex="31pt" style:font-weight-complex="normal"/>
    </style:style>
    <style:style style:name="T12" style:family="text">
      <style:text-properties style:font-name="Times New Roman1" fo:language="fr" fo:country="FR" style:language-asian="fr" style:country-asian="FR"/>
    </style:style>
    <style:style style:name="T13" style:family="text">
      <style:text-properties fo:font-weight="bold" style:font-weight-asian="bold" style:font-weight-complex="bold"/>
    </style:style>
    <style:style style:name="T14" style:family="text">
      <style:text-properties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Livre dixième</text:h>
      <text:h text:style-name="Heading_20_2" text:outline-level="2">I.</text:h>
      <text:p text:style-name="Standard"><text:span text:style-name="_3c_pb_3e_"><text:span text:style-name="T2">[291]</text:span></text:span><text:span text:style-name="T2">Des champs de la Crète l’Hymen, vêtu d’une robe de pourpre, s’élance dans les vastes plaines de l’air et dirige son vol vers la </text:span><text:span text:style-name="T1">Thrace</text:span><text:span text:style-name="T2">, où, d’une voix impuis­sante, Orphée invoque son appui. L’Hymen est présent à son union avec Eurydice, mais il ne fait point en­tendre les chants solennels : il ne porte ni un front serein, ni un heureux présage. La torche qu’il tient dans ses mains jette incessamment une humide fumée qui frémit : le dieu l’agite, sans pouvoir ranimer ses clartés. Cet augure sinistre est suivi d’un évènement plus sinistre encore. Tandis que la nouvelle épouse fuit, entourée des Naïades, ses compagnes, elle tombe sur le gazon et meurt, blessée au talon par la morsure d’un serpent. Long-temps le chantre du Rhodope la pleura sur la terre ; il voulut essayer aussi d’émouvoir les Om­bres, et osa descendre jusqu’aux rives du Styx, par la porte du Ténare : à travers les Mânes légers des mor­tels qui reçurent les honneurs d’un tombeau, il arrive devant Proserpine et le roi qui dicte des lois au ténébreux </text:span><text:span text:style-name="_3c_pb_3e_"><text:span text:style-name="T2">[293]</text:span></text:span><text:span text:style-name="T2">empire. Sous ses doigts, les cordes de la lyre vibrent et marient leurs sons à ces chants : « Ô vous, divinités du royaume placé au sein de la terre, vous qui voyez tout le genre humain arriver dans ce séjour ; si vous permettez de dire la vérité, sans recourir à de fallacieux détours, je ne suis venu aux enfers ni pour contempler le sombre </text:span><text:span text:style-name="T1">Tartare,</text:span><text:span text:style-name="T2"> ni pour enchaîner la triple tête du monstre né du sang de Méduse, et dont le front est hérissé de reptiles. Mon épouse m’appelle sur ces bords : une vipère, foulée sous ses pieds, l’in­fecta de ses poisons, et me la ravit au printemps de ses jours. J’ai voulu supporter ma douleur oui ; je l’ai tenté, je ne saurais le nier. L’Amour a triomphé ; ce dieu est bien connu sur la terre : j’ignore s’il l’est également parmi vous ; mais je le crois. Si un antique enlèvement n’est pas une fiction de la renommée, l’Amour vous unit aussi. Par ces lieux pleins d’effroi, par cet immense chaos, par le vaste silence de cet empire, je vous en conjure, renouez le fil des jours d’Eurydice, trop tôt coupé. Tous les hommes vous appartiennent : après un court délai, tous nous accou­rons, tôt ou tard, vers la même demeure; tous nous tendons vers ces rives ; c’est notre dernier asile. Les contrées qu’habitent les humains sont toutes soumises à votre sceptre. Eurydice elle-même, lorsque la révolution du temps l’aura conduite à une certaine maturité, tombera sous vos lois : le seul bienfait que je demande, c’est de la posséder un moment. Si les destins me refusent la faveur de l’emmener d’ici, je ne retournerai point sur la terre : réjouissez-vous de sa mort et de la mienne. » Il dit, et les cordes de sa lyre s’agitent sous ses doigts : à sa voix, les pâles Ombres pleurent, Tantale ne poursuit </text:span><text:span text:style-name="_3c_pb_3e_"><text:span text:style-name="T2">[295]</text:span></text:span><text:span text:style-name="T2">plus l’onde qui le fuit, la roue d’Ixion s’arrête éton­née, les vautours ne déchirent plus les entrailles de </text:span><text:span text:style-name="T1">Titye, </text:span><text:span text:style-name="T2">les filles de Bélus déposent leurs urnes ; et toi, Sisyphe, tu t’assieds sur ton rocher. Alors, pour la première fois, des larmes baignèrent, dit-on, les joues des Euménides fléchies par le charme des vers. La reine des enfers, et le dieu qui tient l’enfer sous sa puissance, ne peuvent résister aux prières d’Orphée : ils appellent Eurydice, qui errait parmi les morts récemment descendus chez </text:span><text:span text:style-name="T1">Pluton </text:span><text:span text:style-name="T2">: elle s’avance d’un pas retardé par sa blessure.</text:span></text:p>
      <text:p text:style-name="Standard"><text:span text:style-name="T2">Le chantre de </text:span><text:span text:style-name="T1">Thrace </text:span><text:span text:style-name="T2">la reçoit, à condition qu’il ne tournera point ses regards vers elle, jusqu’à ce qu’il ait franchi les détours de l’Averne ; sinon, la faveur qui lui est accordée sera perdue. Ils gravissent, à tra­vers le plus profond silence, un sentier rapide, escarpé, obscur, couvert d’épais brouillards. Déjà ils touchaient presque aux régions habitées par l’homme, lorsque Orphée, craignant qu’Eurydice ne l’abandonne, et impatient de la voir, cède à son amour et lui lance un regard : elle lui échappe au même instant. Il lui tend les bras, il veut se jeter dans les siens et l’em­brasser. Malheureux ! il ne saisit qu’une vapeur qui s’évanouit ! Eurydice meurt une seconde fois, mais sans se plaindre de son époux. Et de quoi pouvait-elle se plaindre, excepté de son trop grand amour ? Pour der­nier adieu, elle lui adresse des paroles qui frappent à peine son oreille, et rentre dans le séjour des Ombres. En perdant de nouveau son épouse, Orphée reste im­mobile d’effroi : tel le berger timide qui vit Cerbère avec ses trois têtes, dont une seule, celle du milieu, était chargée de chaînes, éprouva la plus grande frayeur : il n’en fut affranchi qu’au moment où il changea de </text:span><text:span text:style-name="_3c_pb_3e_"><text:span text:style-name="T2">[297]</text:span></text:span><text:span text:style-name="T1">nature </text:span><text:span text:style-name="T2">pour être transformé en rocher ; tel encore fut Olénus, pour avoir voulu paraître coupable ; </text:span><text:soft-page-break/><text:span text:style-name="T2">telle, tu fus aussi, malheureuse Léthéa, que ta beauté remplit d’une vaine présomption : jadis unis par les liens les plus étroits, vous êtes maintenant un même rocher soutenu par l’Ida sur son humide front. Orphée prie : plusieurs fois il tente de repasser le Styx, mais en vain ; </text:span><text:span text:style-name="T1">Charon </text:span><text:span text:style-name="T2">le repousse. Cependant, plongé dans le deuil, il reste sept jours sur l’infernale plage, sans prendre de nourri­ture. Les soucis, le trouble de son âme et les larmes sont ses seuls alimens. Enfin, las d’accuser la cruauté des dieux de l’Érèbe, il se retire sur le </text:span><text:span text:style-name="T1">Rhodope, </text:span><text:span text:style-name="T2">dont le sommet frappe les nues, et sur l’Hémus, battu par les aquilons. Trois fois le soleil avait ramené la marche de l’année aux limites marquées par les Poissons ; et Orphée fuyait les femmes et l’amour, soit à cause du malheur causé par sa première flamme, soit qu’il eût à jamais engagé sa foi. Plusieurs beautés brûlèrent pour lui ; mais toutes essuyèrent ses refus. Il apprit même aux peuples de la </text:span><text:span text:style-name="T1">Thrace, </text:span><text:span text:style-name="T2">à concevoir des feux désavoués par la nature, et à rechercher la fleur de cet âge qui précède la jeunesse, et forme le véritable printemps de la vie.</text:span></text:p>
      <text:h text:style-name="Heading_20_2" text:outline-level="2">II.</text:h>
      <text:p text:style-name="Standard"><text:span text:style-name="T2">Là était une colline dont la cime se terminait en une vaste plaine : le gazon la couvrait d’un tapis de ver­dure ; mais elle n’était pas ombragée par des arbres. À peine le chantre issu du sang des dieux y eut-il séjourné, à peine eut-il fait résonner les cordes de sa lyre, qu’une </text:span><text:span text:style-name="_3c_pb_3e_"><text:span text:style-name="T2">[299]</text:span></text:span><text:span text:style-name="T2">forêt naît autour de lui : c’était l’arbre de </text:span><text:span text:style-name="T1">Chaonie, </text:span><text:span text:style-name="T2">les peupliers nés des filles du Soleil, le chêne dont la tête s’élève jusqu’aux nues, le tilleul délicat, le hêtre, le chaste laurier, le noisetier fragile, le frêne qui fournit la hache des combats, le sapin sans nœuds, l’yeuse courbée sous le poids des glands, le platane propice aux banquets joyeux, l’érable avec ses diverses couleurs, le saule ami des fontaines, le lotos aquatique, le buis toujours vert, la légère bruyère, le myrte aux deux couleurs, et le laurier-thym à la baie azurée. Là vous parûtes aussi, lierre flexible, vignes couronnées de pampres, ormeaux unis à la vigne, frênes sauvages, et vous, arbres d’où la poix découlé, et vous arbousiers chargés de fruits qui ont l’éclat de la pourpre, et vous palmiers dont les branches flexibles parent le front des vainqueurs, et toi pin dont le rare feuillage, pressé sur ton front, l’entoure de pointes hérissées : heureux arbre, tu es con­sacré à la mère des dieux depuis qu’Attis, aimé de cette déesse, dépouilla la forme humaine pour se renfermer dans tes flancs. Parmi les arbres accourus à la voix d’Orphée, se trouvait encore le cyprès, taillé en cône- comme la borne des champs : arbre maintenant, il fut jadis un enfant aimé du dieu qui manie également l’arc et la lyre.</text:span></text:p>
      <text:h text:style-name="Heading_20_1" text:outline-level="1"><text:span text:style-name="T2">Livre onzième</text:span></text:h>
      <text:h text:style-name="Heading_20_2" text:outline-level="2"><text:span text:style-name="T2">I.</text:span></text:h>
      <text:p text:style-name="Standard"><text:span text:style-name="_3c_pb_3e_"><text:span text:style-name="T2">[5]</text:span></text:span><text:span text:style-name="T2">Tandis que, par ces chants, Orphée entraîne les forêts, leurs hôtes et les rochers dociles à ses accords, les Ménades, couvertes de la dépouille des animaux et agitées des fureurs de </text:span><text:span text:style-name="T1">Bacchus, </text:span><text:span text:style-name="T2">l’aperçoivent du haut d’une montagne, mariant sa voix à sa lyre. L’une d’elles, les cheveux épars au gré des vents, s’écrie : « Voilà, oui, voilà celui qui nous méprise. » </text:span><text:span text:style-name="T12">À</text:span><text:span text:style-name="T2"> ces mots, elle frappe de son </text:span><text:span text:style-name="T1">thyrse </text:span><text:span text:style-name="T2">la tête du fils d’Apollon aux accens mélodieux : cette arme, entourée de feuilles, n’y fait qu’une empreinte légère sans la blesser. Une autre lui lance une pierre ; mais au moment même ou elle fend les airs, vaincue par la voix et la lyre harmonieuse d’Orphée, elle tombe à ses pieds et semble demander grâce pour une si cruelle offense. Cependant le trouble augmente, et l’audace de ces femmes franchit toutes les bornes : dans leurs cœurs règne l’aveugle </text:span><text:span text:style-name="T12">É</text:span><text:span text:style-name="T2">rinnys. Les traits auraient été émoussés par le chantre de </text:span><text:span text:style-name="T1">Thrace </text:span><text:span text:style-name="T2">; mais les cris tumultueux des Bacchantes, le son des flûtes recourbées, le bruit des tambours, les battemens </text:span><text:span text:style-name="_3c_pb_3e_"><text:span text:style-name="T2">[7]</text:span></text:span><text:span text:style-name="T2">de leurs mains et mille hurlemens affreux, étouffent les sons de la lyre : les rochers alors sont rougis du sang d’Orphée, qui ne saurait plus se faire entendre. Char­més encore par sa voix, d’innombrables oiseaux, des </text:span><text:span text:style-name="T1">serpens </text:span><text:span text:style-name="T2">et les hôtes des bois, se pressaient à ses côtés, pour lui rendre hommage : les Ménades les mettent en lambeaux, et portent sur Orphée lui-même des mains ensanglantées. Elles se réunissent, comme on voit les oiseaux s’attrouper quand ils ont aperçu la chouette, amie de la nuit, errer à la clarté du jour : telle encore, le matin, dans l’amphithéâtre où le cerf doit périr sur l’arène, une meute s’élance. Elles </text:span><text:soft-page-break/><text:span text:style-name="T2">l’attaquent, et le frappent de leurs thyrses parés de pampres verts, destinés à un autre usage. Celles-ci font voler contre lui des masses de terre, celles-là des branches d’arbres violemment arrachées ; d’autres, des pierres : les armes ne manquent pas à leur fureur. Non loin de là, des bœufs attachés à la charrue traçaient de vastes sillons, et de vigoureux laboureurs, préparant par d’abon­dantes sueurs la récolte de l’année, ouvraient le sein rebelle de la terre. Ils fuient à la vue des Bacchantes, et abandonnent les instrumens de leurs travaux : sur les champs déserts gisent le sarcloir, les pesans râteaux et la longue houe. Les Ménades, toujours hors d’elles- mêmes, s’en emparent : elles arrachent du front des bœufs les cornes menaçantes, et courent donner la mort à l’interprète des dieux. Il leur tend les mains : pour la première fois ses paroles sont impuissantes ; les Bacchantes sacrilèges restent inflexibles et le plongent dans la nuit du trépas. Ô Jupiter ! à travers cette bouche dont les accens furent entendus des rochers, et com­pris même par la brute, son âme s’échappe dans les </text:span><text:span text:style-name="_3c_pb_3e_"><text:span text:style-name="T2">[9]</text:span></text:span><text:span text:style-name="T2">airs. Orphée, les oiseaux en deuil, les animaux, les rochers insensibles, les forêts si souvent attirées par ta voix, tout pleura ta perte. Les arbres, dépouillés de leur feuillage, te l’offrirent comme un tribut de dou­leur ; les fleuves eux-mêmes se grossirent, dit-on, de leurs propres larmes ; les Naïades et les Dryades gé­mirent, couvertes de voiles funèbres et les cheveux épars.</text:span></text:p>
      <text:p text:style-name="Standard"/>
      <text:p text:style-name="Standard"><text:span text:style-name="T2">Ses membres sont dispersés : Hèbre, tu reçus sa tête et sa lyre. Ô prodige ! cette lyre, en roulant au sein des flots, fait entendre je ne sais quelles plaintes ; cette lan­gue déjà glacée murmure des sons lugubres, et la rive répond à ces lugubres accens. Bientôt emportées vers la mer, elles quittent le fleuve qui baigne la patrie du chantre divin, et touchent au rivage de Méthymne, dans l’île de Lesbos. Un horrible serpent menace sa tête sur ces bords étrangers, et lèche ses cheveux hu­mides. Apollon paraît enfin : il arrête le reptile prêt à mordre ; et au moment où il ouvre la bouche, le dieu le change en un dur rocher qui le représente la gueule encore béante. L’ombre d’Orphée descend dans le séjour des morts, et reconnaît les lieux par lui déjà visités. Il cherche Eurydice dans les champs réservés aux Mânes pieux ; il la trouve et la presse avidement dans ses bras. Là, ils se promènent à côté l’un de l’autre ; tantôt il la suit, tantôt il marche devant elle et se plaît à regarder son Eurydice, sans craindre de la perdre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Georgia" svg:font-family="Georgia" style:font-family-generic="roman"/>
    <style:font-face style:name="Times New Roman1" svg:font-family="'Times New Roman'" style:font-family-generic="roman"/>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text-indent="0.3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_3c_argument_3e_" style:display-name="&lt;argument&gt;" style:family="paragraph" style:parent-style-name="Text_20_body">
      <style:paragraph-properties fo:margin-left="1cm" fo:margin-right="1cm" fo:text-indent="0cm" style:auto-text-indent="false"/>
      <style:text-properties fo:font-style="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_3c_l_3e_" style:display-name="&lt;l&gt;" style:family="paragraph" style:parent-style-name="Text_20_body">
      <style:paragraph-properties fo:text-align="center" style:justify-single-word="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_3c_pb_3e_" style:display-name="&lt;pb&gt;" style:family="text">
      <style:text-properties fo:color="#ff3333" style:text-position="sub 58%"/>
    </style:style>
    <style:style style:name="Footnote_20_Symbol" style:display-name="Footnote Symbol" style:family="text"/>
    <style:style style:name="Footnote_20_anchor" style:display-name="Footnote anchor" style:family="text">
      <style:text-properties style:text-position="super 58%"/>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Karolina Suchecka</meta:initial-creator>
    <meta:creation-date>2019-03-24T12:23:45.39</meta:creation-date>
    <dc:date>2020-01-03T15:19:53.27</dc:date>
    <dc:creator>Karolina Suchecka</dc:creator>
    <meta:editing-duration>P1DT5H42M23S</meta:editing-duration>
    <meta:editing-cycles>13</meta:editing-cycles>
    <meta:generator>OpenOffice/4.1.6$Win32 OpenOffice.org_project/416m1$Build-9790</meta:generator>
    <meta:document-statistic meta:table-count="0" meta:image-count="0" meta:object-count="0" meta:page-count="3" meta:paragraph-count="10" meta:word-count="2028" meta:character-count="11614"/>
  </office:meta>
</office:document-meta>
</file>